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0.749cm" fo:min-width="0.499cm"/>
    </style:style>
    <style:style style:name="gr2" style:family="graphic" style:parent-style-name="standard">
      <style:graphic-properties svg:stroke-width="0.1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office:forms form:automatic-focus="false" form:apply-design-mode="false"/>
        <draw:custom-shape draw:style-name="gr1" draw:text-style-name="P1" draw:id="id3" draw:layer="layout" svg:width="0.889cm" svg:height="0.867cm" svg:x="10.406cm" svg:y="2.557cm">
          <text:p text:style-name="P1">1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1" draw:text-style-name="P2" draw:id="id1" draw:layer="layout" svg:width="0.889cm" svg:height="0.867cm" svg:x="6.805cm" svg:y="6.692cm">
          <text:p text:style-name="P1">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4" draw:layer="layout" svg:width="0.889cm" svg:height="0.867cm" svg:x="10.39cm" svg:y="6.692cm">
          <text:p text:style-name="P1">4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1" draw:text-style-name="P1" draw:id="id2" draw:layer="layout" svg:width="0.889cm" svg:height="0.867cm" svg:x="8.6cm" svg:y="4.58cm">
          <text:p text:style-name="P1">2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1" draw:text-style-name="P1" draw:id="id5" draw:layer="layout" svg:width="0.889cm" svg:height="0.867cm" svg:x="12.185cm" svg:y="4.58cm">
          <text:p text:style-name="P1">5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onnector draw:style-name="gr2" draw:text-style-name="P2" draw:layer="layout" draw:type="line" svg:x1="7.563cm" svg:y1="6.817cm" svg:x2="8.729cm" svg:y2="5.32cm" draw:start-shape="id1" draw:start-glue-point="11" draw:end-shape="id2" draw:end-glue-point="7">
          <text:p/>
        </draw:connector>
        <draw:connector draw:style-name="gr2" draw:text-style-name="P2" draw:layer="layout" draw:type="line" svg:x1="9.358cm" svg:y1="4.705cm" svg:x2="10.535cm" svg:y2="3.297cm" draw:start-shape="id2" draw:start-glue-point="11" draw:end-shape="id3" draw:end-glue-point="7">
          <text:p/>
        </draw:connector>
        <draw:connector draw:style-name="gr2" draw:text-style-name="P2" draw:layer="layout" draw:type="line" svg:x1="9.358cm" svg:y1="5.32cm" svg:x2="10.519cm" svg:y2="6.817cm" draw:start-shape="id2" draw:start-glue-point="9" draw:end-shape="id4" draw:end-glue-point="5">
          <text:p/>
        </draw:connector>
        <draw:connector draw:style-name="gr2" draw:text-style-name="P2" draw:layer="layout" draw:type="line" svg:x1="11.164cm" svg:y1="3.297cm" svg:x2="12.314cm" svg:y2="4.705cm" draw:start-shape="id3" draw:start-glue-point="9" draw:end-shape="id5" draw:end-glue-point="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7-07-25T10:48:41</meta:creation-date>
    <dc:date>2007-07-25T11:00:55</dc:date>
    <dc:language>cs-CZ</dc:language>
    <meta:editing-cycles>2</meta:editing-cycles>
    <meta:editing-duration>PT12M20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